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cm" fo:min-width="5.06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396cm" fo:min-width="7.04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227cm" fo:min-width="8.2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6.858cm" svg:x="2.651cm" svg:y="1.635cm">
          <text:p text:style-name="P1">Class Student</text:p>
          <text:p text:style-name="P1"><text:span text:style-name="T1">Private</text:span></text:p>
          <text:p text:style-name="P1"><text:span text:style-name="T1">Int fn,</text:span></text:p>
          <text:p text:style-name="P1"><text:span text:style-name="T1">Char* firstName;</text:span></text:p>
          <text:p text:style-name="P1"><text:span text:style-name="T1">Char* lastName;</text:span></text:p>
          <text:p text:style-name="P1"><text:span text:style-name="T1">Int grade:</text:span></text:p>
          <text:p text:style-name="P1"><text:span text:style-name="T1">Public:</text:span></text:p>
          <text:p text:style-name="P1"><text:span text:style-name="T1">Void setFn(int)</text:span></text:p>
          <text:p text:style-name="P1"><text:span text:style-name="T1">Void setFirstName(char*)</text:span></text:p>
          <text:p text:style-name="P1"><text:span text:style-name="T1">Void setGrade(int);</text:span></text:p>
          <text:p text:style-name="P1"><text:span text:style-name="T1">Void printStudent();</text:span></text:p>
          <text:p text:style-name="P1"><text:span text:style-name="T1">Int getFn(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668cm" svg:height="9.398cm" svg:x="8.874cm" svg:y="8.366cm">
          <text:p text:style-name="P1">Class StudentList</text:p>
          <text:p text:style-name="P1"><text:span text:style-name="T1">private:</text:span></text:p>
          <text:p text:style-name="P1"><text:span text:style-name="T1">Student * list;</text:span></text:p>
          <text:p text:style-name="P1"><text:span text:style-name="T1">Int curr;</text:span></text:p>
          <text:p text:style-name="P1"><text:span text:style-name="T1">Int cap;</text:span></text:p>
          <text:p text:style-name="P1"><text:span text:style-name="T1">Public:</text:span></text:p>
          <text:p text:style-name="P1"><text:span text:style-name="T1">StudentList(ifstream&amp;)</text:span></text:p>
          <text:p text:style-name="P1"><text:span text:style-name="T1">Void printDataBase();</text:span></text:p>
          <text:p text:style-name="P1"><text:span text:style-name="T1">Void addStudent(int char* char* int)</text:span></text:p>
          <text:p text:style-name="P1"><text:span text:style-name="T1">Bool isPresent(int)</text:span></text:p>
          <text:p text:style-name="P1"><text:span text:style-name="T1">Int returnStudentIfPresent(int);</text:span></text:p>
          <text:p text:style-name="P1"><text:span text:style-name="T1">Void printStudent();</text:span></text:p>
          <text:p text:style-name="P1"><text:span text:style-name="T1">Void editStudent(int);</text:span></text:p>
          <text:p text:style-name="P1"><text:span text:style-name="T1">Void deleteStudent();</text:span></text:p>
          <text:p text:style-name="P1"><text:span text:style-name="T1">Void writeToDataBase(ofstream&amp;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763cm" svg:height="6.477cm" svg:x="2.524cm" svg:y="19.796cm">
          <text:p text:style-name="P1">Functions:</text:p>
          <text:p text:style-name="P1"><text:span text:style-name="T1">Bool isEmpty(ifstream);</text:span></text:p>
          <text:p text:style-name="P1"><text:span text:style-name="T1">Void printMenu();</text:span></text:p>
          <text:p text:style-name="P1"><text:span text:style-name="T1">Void create(StudentList&amp;);</text:span></text:p>
          <text:p text:style-name="P1"><text:span text:style-name="T1">Void sequentialSearch(StudentList&amp;)</text:span></text:p>
          <text:p text:style-name="P1"><text:span text:style-name="T1">Void update(StudentList&amp;)</text:span></text:p>
          <text:p text:style-name="P1"><text:span text:style-name="T1">Void deleteStudent(StudentList&amp;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17:43:18.655720343</meta:creation-date>
    <dc:date>2019-06-06T17:55:44.547045925</dc:date>
    <meta:editing-duration>PT1M4S</meta:editing-duration>
    <meta:editing-cycles>1</meta:editing-cycles>
    <meta:document-statistic meta:object-count="3"/>
    <meta:generator>LibreOffice/6.0.7.3$Linux_X86_64 LibreOffice_project/00m0$Build-3</meta:generator>
  </office:meta>
</office:document-meta>
</file>